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7043in" fo:break-before="auto" style:use-optimal-row-height="false"/>
    </style:style>
    <style:style style:name="ro26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0.5693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ro32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/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/>
          <table:table-cell table:style-name="ce163" table:number-columns-repeated="247"/>
        </table:table-row>
        <table:table-row table:style-name="ro22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4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4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6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0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09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0T09:50:15</dc:date>
    <meta:print-date>2008-06-17T00:45:47</meta:print-date>
    <meta:editing-cycles>772</meta:editing-cycles>
    <meta:editing-duration>PT306H18M44S</meta:editing-duration>
    <dc:creator>exo </dc:creator>
    <meta:document-statistic meta:table-count="4" meta:cell-count="277" meta:object-count="1"/>
    <meta:user-defined meta:name="Info 1"/>
    <meta:user-defined meta:name="Info 2"/>
    <meta:user-defined meta:name="Info 3"/>
    <meta:user-defined meta:name="Info 4"/>
  </office:meta>
</office:document-meta>
</file>